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.544cm" table:align="left"/>
    </style:style>
    <style:style style:name="Tableau1.A" style:family="table-column">
      <style:table-column-properties style:column-width="0.519cm"/>
    </style:style>
    <style:style style:name="Tableau1.B" style:family="table-column">
      <style:table-column-properties style:column-width="0.492cm"/>
    </style:style>
    <style:style style:name="Tableau1.C" style:family="table-column">
      <style:table-column-properties style:column-width="0.469cm"/>
    </style:style>
    <style:style style:name="Tableau1.E" style:family="table-column">
      <style:table-column-properties style:column-width="0.57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2.544cm" table:align="left"/>
    </style:style>
    <style:style style:name="Tableau2.A" style:family="table-column">
      <style:table-column-properties style:column-width="0.519cm"/>
    </style:style>
    <style:style style:name="Tableau2.B" style:family="table-column">
      <style:table-column-properties style:column-width="0.492cm"/>
    </style:style>
    <style:style style:name="Tableau2.C" style:family="table-column">
      <style:table-column-properties style:column-width="0.469cm"/>
    </style:style>
    <style:style style:name="Tableau2.E" style:family="table-column">
      <style:table-column-properties style:column-width="0.572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8"/>
    <style:style style:name="P56" style:family="paragraph" style:parent-style-name="Text_20_body" style:list-style-name="L28">
      <style:paragraph-properties fo:margin-top="0cm" fo:margin-bottom="0cm" style:contextual-spacing="false"/>
    </style:style>
    <style:style style:name="P57" style:family="paragraph" style:parent-style-name="Text_20_body" style:list-style-name="L29"/>
    <style:style style:name="P58" style:family="paragraph" style:parent-style-name="Text_20_body" style:list-style-name="L29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5 : Synthèse et entraînement type bac sur graphes et arbres</text:h>
      <text:h text:style-name="Heading_20_3" text:outline-level="3">Objectif</text:h>
      <text:p text:style-name="Text_20_body">Aujourd’hui, on rassemble tout ce qu’on a appris sur les graphes et les arbres pour s’entraîner.</text:p>
      <text:h text:style-name="Heading_20_3" text:outline-level="3">À la fin de la séance, je dois savoir :</text:h>
      <text:list text:style-name="L1">
        <text:list-item>
          <text:p text:style-name="P5">distinguer graphe et arbre ; </text:p>
        </text:list-item>
        <text:list-item>
          <text:p text:style-name="P5">employer le bon vocabulaire ; </text:p>
        </text:list-item>
        <text:list-item>
          <text:p text:style-name="P5">lire une représentation ; </text:p>
        </text:list-item>
        <text:list-item>
          <text:p text:style-name="P4">répondre à des questions de type bac. </text:p>
        </text:list-item>
      </text:list>
      <text:h text:style-name="Heading_20_1" text:outline-level="1">1. À retenir</text:h>
      <text:h text:style-name="Heading_20_2" text:outline-level="2">Pour les graphes</text:h>
      <text:list text:style-name="L2">
        <text:list-item>
          <text:p text:style-name="P7">sommets </text:p>
        </text:list-item>
        <text:list-item>
          <text:p text:style-name="P7">arêtes </text:p>
        </text:list-item>
        <text:list-item>
          <text:p text:style-name="P7">voisins </text:p>
        </text:list-item>
        <text:list-item>
          <text:p text:style-name="P7">degré </text:p>
        </text:list-item>
        <text:list-item>
          <text:p text:style-name="P7">chemin </text:p>
        </text:list-item>
        <text:list-item>
          <text:p text:style-name="P7">cycle </text:p>
        </text:list-item>
        <text:list-item>
          <text:p text:style-name="P7">liste d’adjacence </text:p>
        </text:list-item>
        <text:list-item>
          <text:p text:style-name="P7">matrice d’adjacence </text:p>
        </text:list-item>
        <text:list-item>
          <text:p text:style-name="P7">parcours en largeur </text:p>
        </text:list-item>
        <text:list-item>
          <text:p text:style-name="P6">parcours en profondeur </text:p>
        </text:list-item>
      </text:list>
      <text:h text:style-name="Heading_20_2" text:outline-level="2">Pour les arbres</text:h>
      <text:list text:style-name="L3">
        <text:list-item>
          <text:p text:style-name="P9">racine </text:p>
        </text:list-item>
        <text:list-item>
          <text:p text:style-name="P9">parent </text:p>
        </text:list-item>
        <text:list-item>
          <text:p text:style-name="P9">enfant </text:p>
        </text:list-item>
        <text:list-item>
          <text:p text:style-name="P9">feuille </text:p>
        </text:list-item>
        <text:list-item>
          <text:p text:style-name="P9">taille </text:p>
        </text:list-item>
        <text:list-item>
          <text:p text:style-name="P9">hauteur </text:p>
        </text:list-item>
        <text:list-item>
          <text:p text:style-name="P9">arbre binaire </text:p>
        </text:list-item>
        <text:list-item>
          <text:p text:style-name="P8">parcours préfixe, infixe, suffixe </text:p>
        </text:list-item>
      </text:list>
      <text:h text:style-name="Heading_20_1" text:outline-level="1">2. Réactivation</text:h>
      <text:p text:style-name="Text_20_body">Répondre rapidement :</text:p>
      <text:list text:style-name="L4">
        <text:list-item>
          <text:p text:style-name="P11">Dans un graphe, comment s’appellent les points ?<text:line-break/>.................................................................... </text:p>
        </text:list-item>
        <text:list-item>
          <text:p text:style-name="P11"><text:soft-page-break/>Dans un graphe, comment s’appellent les liens ?<text:line-break/>.................................................................... </text:p>
        </text:list-item>
        <text:list-item>
          <text:p text:style-name="P11">Qu’est-ce qu’un voisin ?<text:line-break/>.................................................................... </text:p>
        </text:list-item>
        <text:list-item>
          <text:p text:style-name="P11">Qu’est-ce que le degré d’un sommet ?<text:line-break/>.................................................................... </text:p>
        </text:list-item>
        <text:list-item>
          <text:p text:style-name="P11">Qu’est-ce qu’une racine ?<text:line-break/>.................................................................... </text:p>
        </text:list-item>
        <text:list-item>
          <text:p text:style-name="P11">Qu’est-ce qu’une feuille ?<text:line-break/>.................................................................... </text:p>
        </text:list-item>
        <text:list-item>
          <text:p text:style-name="P11">Qu’est-ce que la taille d’un arbre ?<text:line-break/>.................................................................... </text:p>
        </text:list-item>
        <text:list-item>
          <text:p text:style-name="P11">Qu’est-ce que la hauteur d’un arbre ?<text:line-break/>.................................................................... </text:p>
        </text:list-item>
        <text:list-item>
          <text:p text:style-name="P11">Que signifie préfixe ?<text:line-break/>.................................................................... </text:p>
        </text:list-item>
        <text:list-item>
          <text:p text:style-name="P10">Que signifie liste d’adjacence ?<text:line-break/>.................................................................... </text:p>
        </text:list-item>
      </text:list>
      <text:h text:style-name="Heading_20_1" text:outline-level="1">3. Bloc 1 — Graphe</text:h>
      <text:p text:style-name="Text_20_body">On considère le graphe :</text:p>
      <text:section text:style-name="Sect1" text:name="code-block-viewer">
        <text:p text:style-name="P1">A ----- B ----- E</text:p>
        <text:p text:style-name="Preformatted_20_Text">| <text:s text:c="6"/>|</text:p>
        <text:p text:style-name="Preformatted_20_Text">| <text:s text:c="6"/>|</text:p>
        <text:p text:style-name="Preformatted_20_Text">C ----- D</text:p>
      </text:section>
      <text:p text:style-name="Text_20_body">Arêtes :</text:p>
      <text:list text:style-name="L5">
        <text:list-item>
          <text:p text:style-name="P13">[A,B] </text:p>
        </text:list-item>
        <text:list-item>
          <text:p text:style-name="P13">[A,C] </text:p>
        </text:list-item>
        <text:list-item>
          <text:p text:style-name="P13">[B,D] </text:p>
        </text:list-item>
        <text:list-item>
          <text:p text:style-name="P13">[B,E] </text:p>
        </text:list-item>
        <text:list-item>
          <text:p text:style-name="P12">[C,D] </text:p>
        </text:list-item>
      </text:list>
      <text:h text:style-name="Heading_20_3" text:outline-level="3">Questions</text:h>
      <text:list text:style-name="L6">
        <text:list-item>
          <text:p text:style-name="P15">Donner la liste des sommets.<text:line-break/>.................................................................... </text:p>
        </text:list-item>
        <text:list-item>
          <text:p text:style-name="P15">Donner la liste des arêtes.<text:line-break/>.................................................................... </text:p>
        </text:list-item>
        <text:list-item>
          <text:p text:style-name="P15">Quels sont les voisins de B ?<text:line-break/>.................................................................... </text:p>
        </text:list-item>
        <text:list-item>
          <text:p text:style-name="P15">Quel est le degré de B ?<text:line-break/>.................................................................... </text:p>
        </text:list-item>
        <text:list-item>
          <text:p text:style-name="P15">Citer un chemin allant de A à E.<text:line-break/>.................................................................... </text:p>
        </text:list-item>
        <text:list-item>
          <text:p text:style-name="P14"><text:soft-page-break/>Ce graphe contient-il un cycle ?<text:line-break/>.................................................................... </text:p>
        </text:list-item>
      </text:list>
      <text:h text:style-name="Heading_20_1" text:outline-level="1">4. Bloc 2 — Représentation d’un graphe</text:h>
      <text:p text:style-name="Text_20_body">On considère le graphe de sommets A, B, C, D, et d’arêtes :</text:p>
      <text:list text:style-name="L7">
        <text:list-item>
          <text:p text:style-name="P17">[A,B] </text:p>
        </text:list-item>
        <text:list-item>
          <text:p text:style-name="P17">[A,C] </text:p>
        </text:list-item>
        <text:list-item>
          <text:p text:style-name="P17">[B,D] </text:p>
        </text:list-item>
        <text:list-item>
          <text:p text:style-name="P16">[C,D] </text:p>
        </text:list-item>
      </text:list>
      <text:h text:style-name="Heading_20_3" text:outline-level="3">Questions</text:h>
      <text:list text:style-name="L8">
        <text:list-item>
          <text:p text:style-name="P19">Donner la liste d’adjacence.<text:line-break/>....................................................................<text:line-break/>....................................................................<text:line-break/>....................................................................<text:line-break/>.................................................................... </text:p>
        </text:list-item>
        <text:list-item>
          <text:p text:style-name="P18">Construire la matrice d’adjacence dans l’ordre A, B, C, D. 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header-rows>
          <table:table-row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Heading">A</text:p>
            </table:table-cell>
            <table:table-cell table:style-name="Tableau1.A1" office:value-type="string">
              <text:p text:style-name="Table_20_Heading">B</text:p>
            </table:table-cell>
            <table:table-cell table:style-name="Tableau1.A1" office:value-type="string">
              <text:p text:style-name="Table_20_Heading">C</text:p>
            </table:table-cell>
            <table:table-cell table:style-name="Tableau1.A1" office:value-type="string">
              <text:p text:style-name="Table_20_Heading">D</text:p>
            </table:table-cell>
          </table:table-row>
        </table:table-header-rows>
        <table:table-row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B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C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D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list text:style-name="L9">
        <text:list-item>
          <text:p text:style-name="P20">Quels sont les voisins de D ?<text:line-break/>.................................................................... </text:p>
        </text:list-item>
      </text:list>
      <text:h text:style-name="Heading_20_1" text:outline-level="1">5. Bloc 3 — Parcours de graphe</text:h>
      <text:p text:style-name="Text_20_body">Liste d’adjacence :</text:p>
      <text:list text:style-name="L10">
        <text:list-item>
          <text:p text:style-name="P22">A : B, C </text:p>
        </text:list-item>
        <text:list-item>
          <text:p text:style-name="P22">B : A, D, E </text:p>
        </text:list-item>
        <text:list-item>
          <text:p text:style-name="P22">C : A, D </text:p>
        </text:list-item>
        <text:list-item>
          <text:p text:style-name="P22">D : B, C </text:p>
        </text:list-item>
        <text:list-item>
          <text:p text:style-name="P21">E : B </text:p>
        </text:list-item>
      </text:list>
      <text:p text:style-name="Text_20_body">On part de A et on traite les voisins dans l’ordre alphabétique.</text:p>
      <text:h text:style-name="Heading_20_3" text:outline-level="3">Questions</text:h>
      <text:list text:style-name="L11">
        <text:list-item>
          <text:p text:style-name="P24">Donner un parcours en largeur.<text:line-break/>.................................................................... </text:p>
        </text:list-item>
        <text:list-item>
          <text:p text:style-name="P24">Donner un parcours en profondeur.<text:line-break/>.................................................................... </text:p>
        </text:list-item>
        <text:list-item>
          <text:p text:style-name="P23"><text:soft-page-break/>Pourquoi les deux ordres sont-ils différents ?<text:line-break/>....................................................................<text:line-break/>.................................................................... </text:p>
        </text:list-item>
      </text:list>
      <text:h text:style-name="Heading_20_1" text:outline-level="1">6. Bloc 4 — Arbre</text:h>
      <text:p text:style-name="Text_20_body">On considère l’arbre :</text:p>
      <text:section text:style-name="Sect1" text:name="Section1">
        <text:p text:style-name="P1"><text:bookmark text:name="code-block-viewer"/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4"/>/ \ <text:s text:c="4"/>\</text:p>
        <text:p text:style-name="Preformatted_20_Text"><text:s text:c="3"/>D <text:s text:c="2"/>E <text:s text:c="4"/>F</text:p>
      </text:section>
      <text:h text:style-name="Heading_20_3" text:outline-level="3">Questions</text:h>
      <text:list text:style-name="L12">
        <text:list-item>
          <text:p text:style-name="P26">Quelle est la racine ?<text:line-break/>.................................................................... </text:p>
        </text:list-item>
        <text:list-item>
          <text:p text:style-name="P26">Quels sont les enfants de A ?<text:line-break/>.................................................................... </text:p>
        </text:list-item>
        <text:list-item>
          <text:p text:style-name="P26">Quel est le parent de D ?<text:line-break/>.................................................................... </text:p>
        </text:list-item>
        <text:list-item>
          <text:p text:style-name="P26">Quelles sont les feuilles ?<text:line-break/>.................................................................... </text:p>
        </text:list-item>
        <text:list-item>
          <text:p text:style-name="P26">Quels sont les nœuds internes ?<text:line-break/>.................................................................... </text:p>
        </text:list-item>
        <text:list-item>
          <text:p text:style-name="P26">Quelle est la taille ?<text:line-break/>.................................................................... </text:p>
        </text:list-item>
        <text:list-item>
          <text:p text:style-name="P25">Quelle est la hauteur ?<text:line-break/>.................................................................... </text:p>
        </text:list-item>
      </text:list>
      <text:h text:style-name="Heading_20_1" text:outline-level="1">7. Bloc 5 — Parcours d’arbre</text:h>
      <text:p text:style-name="Text_20_body">On considère l’arbre binaire :</text:p>
      <text:section text:style-name="Sect1" text:name="Section2">
        <text:p text:style-name="P1"><text:bookmark text:name="code-block-viewer Copie 1"/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4"/>/ \ <text:s text:c="2"/>/ \</text:p>
        <text:p text:style-name="Preformatted_20_Text"><text:s text:c="3"/>D <text:s text:c="2"/>E F <text:s text:c="2"/>G</text:p>
      </text:section>
      <text:h text:style-name="Heading_20_3" text:outline-level="3">Questions</text:h>
      <text:list text:style-name="L13">
        <text:list-item>
          <text:p text:style-name="P28">Cet arbre est-il binaire ?<text:line-break/>.................................................................... </text:p>
        </text:list-item>
        <text:list-item>
          <text:p text:style-name="P28">Donner le parcours préfixe.<text:line-break/>.................................................................... </text:p>
        </text:list-item>
        <text:list-item>
          <text:p text:style-name="P28">Donner le parcours infixe.<text:line-break/>.................................................................... </text:p>
        </text:list-item>
        <text:list-item>
          <text:p text:style-name="P27">Donner le parcours suffixe.<text:line-break/>.................................................................... </text:p>
        </text:list-item>
      </text:list>
      <text:h text:style-name="Heading_20_1" text:outline-level="1"><text:soft-page-break/>8. Mini-sujet type bac</text:h>
      <text:p text:style-name="Text_20_body">On considère d’abord un graphe de sommets A, B, C, D, E, avec les arêtes :</text:p>
      <text:list text:style-name="L14">
        <text:list-item>
          <text:p text:style-name="P30">[A,B] </text:p>
        </text:list-item>
        <text:list-item>
          <text:p text:style-name="P30">[A,C] </text:p>
        </text:list-item>
        <text:list-item>
          <text:p text:style-name="P30">[B,C] </text:p>
        </text:list-item>
        <text:list-item>
          <text:p text:style-name="P30">[B,D] </text:p>
        </text:list-item>
        <text:list-item>
          <text:p text:style-name="P29">[C,E] </text:p>
        </text:list-item>
      </text:list>
      <text:p text:style-name="Text_20_body">Puis on considère un arbre binaire :</text:p>
      <text:section text:style-name="Sect1" text:name="Section3">
        <text:p text:style-name="P1"><text:bookmark text:name="code-block-viewer Copie 2"/><text:s text:c="8"/>M</text:p>
        <text:p text:style-name="Preformatted_20_Text"><text:s text:c="6"/>/ <text:s text:c="2"/>\</text:p>
        <text:p text:style-name="Preformatted_20_Text"><text:s text:c="5"/>N <text:s text:c="4"/>O</text:p>
        <text:p text:style-name="Preformatted_20_Text"><text:s text:c="4"/>/ <text:s text:c="4"/>/ \</text:p>
        <text:p text:style-name="Preformatted_20_Text"><text:s text:c="3"/>P <text:s text:c="4"/>Q <text:s text:c="2"/>R</text:p>
        <text:p text:style-name="Preformatted_20_Text"><text:s text:c="14"/>\</text:p>
        <text:p text:style-name="Preformatted_20_Text"><text:s text:c="15"/>S</text:p>
      </text:section>
      <text:h text:style-name="Heading_20_2" text:outline-level="2">Partie 1 — Graphe</text:h>
      <text:list text:style-name="L15">
        <text:list-item>
          <text:p text:style-name="P32">Quels sont les voisins de A ?<text:line-break/>.................................................................... </text:p>
        </text:list-item>
        <text:list-item>
          <text:p text:style-name="P32">Quel est le degré de B ?<text:line-break/>.................................................................... </text:p>
        </text:list-item>
        <text:list-item>
          <text:p text:style-name="P32">Citer un chemin allant de A à D.<text:line-break/>.................................................................... </text:p>
        </text:list-item>
        <text:list-item>
          <text:p text:style-name="P32">Le chemin A → B → C → A est-il un cycle ?<text:line-break/>.................................................................... </text:p>
        </text:list-item>
        <text:list-item>
          <text:p text:style-name="P32">Donner la liste d’adjacence du graphe.<text:line-break/>....................................................................<text:line-break/>....................................................................<text:line-break/>....................................................................<text:line-break/>....................................................................<text:line-break/>.................................................................... </text:p>
        </text:list-item>
        <text:list-item>
          <text:p text:style-name="P31">En partant de A, donner un parcours en largeur avec ordre alphabétique.<text:line-break/>.................................................................... </text:p>
        </text:list-item>
      </text:list>
      <text:h text:style-name="Heading_20_2" text:outline-level="2">Partie 2 — Arbre</text:h>
      <text:list text:style-name="L16">
        <text:list-item>
          <text:p text:style-name="P34">Quelle est la racine ?<text:line-break/>.................................................................... </text:p>
        </text:list-item>
        <text:list-item>
          <text:p text:style-name="P34">Quelles sont les feuilles ?<text:line-break/>.................................................................... </text:p>
        </text:list-item>
        <text:list-item>
          <text:p text:style-name="P34">Quelle est la taille ?<text:line-break/>.................................................................... </text:p>
        </text:list-item>
        <text:list-item>
          <text:p text:style-name="P34">Quelle est la hauteur ?<text:line-break/>.................................................................... </text:p>
        </text:list-item>
        <text:list-item>
          <text:p text:style-name="P34"><text:soft-page-break/>Cet arbre est-il binaire ?<text:line-break/>.................................................................... </text:p>
        </text:list-item>
        <text:list-item>
          <text:p text:style-name="P34">Donner le parcours préfixe.<text:line-break/>.................................................................... </text:p>
        </text:list-item>
        <text:list-item>
          <text:p text:style-name="P33">Donner le parcours suffixe.<text:line-break/>.................................................................... </text:p>
        </text:list-item>
      </text:list>
      <text:h text:style-name="Heading_20_1" text:outline-level="1">9. Vrai ou faux ?</text:h>
      <text:h text:style-name="Heading_20_2" text:outline-level="2">a)</text:h>
      <text:p text:style-name="Text_20_body">Dans un graphe, on parle de sommets et d’arêtes.<text:line-break/><text:span text:style-name="Strong_20_Emphasis">Vrai / Faux</text:span></text:p>
      <text:h text:style-name="Heading_20_2" text:outline-level="2">b)</text:h>
      <text:p text:style-name="Text_20_body">Dans un arbre, la racine est le nœud de départ.<text:line-break/><text:span text:style-name="Strong_20_Emphasis">Vrai / Faux</text:span></text:p>
      <text:h text:style-name="Heading_20_2" text:outline-level="2">c)</text:h>
      <text:p text:style-name="Text_20_body">La liste d’adjacence donne les degrés des sommets.<text:line-break/><text:span text:style-name="Strong_20_Emphasis">Vrai / Faux</text:span></text:p>
      <text:h text:style-name="Heading_20_2" text:outline-level="2">d)</text:h>
      <text:p text:style-name="Text_20_body">Dans un parcours préfixe, la racine est visitée en premier.<text:line-break/><text:span text:style-name="Strong_20_Emphasis">Vrai / Faux</text:span></text:p>
      <text:h text:style-name="Heading_20_2" text:outline-level="2">e)</text:h>
      <text:p text:style-name="Text_20_body">La taille d’un arbre correspond au nombre total de nœuds.<text:line-break/><text:span text:style-name="Strong_20_Emphasis">Vrai / Faux</text:span></text:p>
      <text:h text:style-name="Heading_20_1" text:outline-level="1">10. Bilan</text:h>
      <text:p text:style-name="Text_20_body">Compléter les phrases :</text:p>
      <text:list text:style-name="L17">
        <text:list-item>
          <text:p text:style-name="P36">Dans un graphe, on parle de<text:line-break/>.................................................................... </text:p>
        </text:list-item>
        <text:list-item>
          <text:p text:style-name="P36">Dans un arbre, on parle de<text:line-break/>.................................................................... </text:p>
        </text:list-item>
        <text:list-item>
          <text:p text:style-name="P36">La matrice d’adjacence sert à<text:line-break/>.................................................................... </text:p>
        </text:list-item>
        <text:list-item>
          <text:p text:style-name="P36">Un parcours en largeur sert à<text:line-break/>.................................................................... </text:p>
        </text:list-item>
        <text:list-item>
          <text:p text:style-name="P36"><text:soft-page-break/>La taille d’un arbre est<text:line-break/>.................................................................... </text:p>
        </text:list-item>
        <text:list-item>
          <text:p text:style-name="P35">Le parcours préfixe visite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Réactivation</text:h>
      <text:list text:style-name="L18">
        <text:list-item>
          <text:p text:style-name="P38">sommets </text:p>
        </text:list-item>
        <text:list-item>
          <text:p text:style-name="P38">arêtes </text:p>
        </text:list-item>
        <text:list-item>
          <text:p text:style-name="P38">un sommet relié directement </text:p>
        </text:list-item>
        <text:list-item>
          <text:p text:style-name="P38">le nombre d’arêtes qui lui sont reliées </text:p>
        </text:list-item>
        <text:list-item>
          <text:p text:style-name="P38">le nœud de départ </text:p>
        </text:list-item>
        <text:list-item>
          <text:p text:style-name="P38">un nœud sans enfant </text:p>
        </text:list-item>
        <text:list-item>
          <text:p text:style-name="P38">le nombre total de nœuds </text:p>
        </text:list-item>
        <text:list-item>
          <text:p text:style-name="P38">le nombre d’arêtes du plus long chemin entre la racine et une feuille </text:p>
        </text:list-item>
        <text:list-item>
          <text:p text:style-name="P38">racine, gauche, droite </text:p>
        </text:list-item>
        <text:list-item>
          <text:p text:style-name="P37">la liste des voisins de chaque sommet </text:p>
        </text:list-item>
      </text:list>
      <text:h text:style-name="Heading_20_2" text:outline-level="2">Bloc 1 — Graphe</text:h>
      <text:list text:style-name="L19">
        <text:list-item>
          <text:p text:style-name="P40">A, B, C, D, E </text:p>
        </text:list-item>
        <text:list-item>
          <text:p text:style-name="P40">[A,B], [A,C], [B,D], [B,E], [C,D] </text:p>
        </text:list-item>
        <text:list-item>
          <text:p text:style-name="P40">A, D, E </text:p>
        </text:list-item>
        <text:list-item>
          <text:p text:style-name="P40">3 </text:p>
        </text:list-item>
        <text:list-item>
          <text:p text:style-name="P40">A → B → E </text:p>
        </text:list-item>
        <text:list-item>
          <text:p text:style-name="P39">oui </text:p>
        </text:list-item>
      </text:list>
      <text:h text:style-name="Heading_20_2" text:outline-level="2">Bloc 2 — Représentation d’un graphe</text:h>
      <text:h text:style-name="Heading_20_3" text:outline-level="3">Liste d’adjacence</text:h>
      <text:list text:style-name="L20">
        <text:list-item>
          <text:p text:style-name="P42">A : B, C </text:p>
        </text:list-item>
        <text:list-item>
          <text:p text:style-name="P42">B : A, D </text:p>
        </text:list-item>
        <text:list-item>
          <text:p text:style-name="P42">C : A, D </text:p>
        </text:list-item>
        <text:list-item>
          <text:p text:style-name="P41">D : B, C </text:p>
        </text:list-item>
      </text:list>
      <text:h text:style-name="Heading_20_3" text:outline-level="3">Matrice d’adjacence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header-rows>
          <table:table-row>
            <table:table-cell table:style-name="Tableau2.A1" office:value-type="string">
              <text:p text:style-name="P3"/>
            </table:table-cell>
            <table:table-cell table:style-name="Tableau2.A1" office:value-type="string">
              <text:p text:style-name="Table_20_Heading">A</text:p>
            </table:table-cell>
            <table:table-cell table:style-name="Tableau2.A1" office:value-type="string">
              <text:p text:style-name="Table_20_Heading">B</text:p>
            </table:table-cell>
            <table:table-cell table:style-name="Tableau2.A1" office:value-type="string">
              <text:p text:style-name="Table_20_Heading">C</text:p>
            </table:table-cell>
            <table:table-cell table:style-name="Tableau2.A1" office:value-type="string">
              <text:p text:style-name="Table_20_Heading">D</text:p>
            </table:table-cell>
          </table:table-row>
        </table:table-header-rows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B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C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D</text:p>
          </table:table-cell>
          <table:table-cell table:style-name="Tableau2.A1" office:value-type="string">
            <text:p text:style-name="Table_20_Contents">0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0</text:p>
          </table:table-cell>
        </table:table-row>
      </table:table>
      <text:list text:style-name="L21">
        <text:list-item>
          <text:p text:style-name="P43">B, C </text:p>
        </text:list-item>
      </text:list>
      <text:h text:style-name="Heading_20_2" text:outline-level="2"><text:soft-page-break/>Bloc 3 — Parcours de graphe</text:h>
      <text:list text:style-name="L22">
        <text:list-item>
          <text:p text:style-name="P45">A, B, C, D, E </text:p>
        </text:list-item>
        <text:list-item>
          <text:p text:style-name="P45">A, B, D, C, E </text:p>
        </text:list-item>
        <text:list-item>
          <text:p text:style-name="P44">Parce que le parcours en largeur visite les voisins proches d’abord, alors que le parcours en profondeur suit une branche avant de revenir. </text:p>
        </text:list-item>
      </text:list>
      <text:h text:style-name="Heading_20_2" text:outline-level="2">Bloc 4 — Arbre</text:h>
      <text:list text:style-name="L23">
        <text:list-item>
          <text:p text:style-name="P47">A </text:p>
        </text:list-item>
        <text:list-item>
          <text:p text:style-name="P47">B et C </text:p>
        </text:list-item>
        <text:list-item>
          <text:p text:style-name="P47">B </text:p>
        </text:list-item>
        <text:list-item>
          <text:p text:style-name="P47">D, E, F </text:p>
        </text:list-item>
        <text:list-item>
          <text:p text:style-name="P47">A, B, C </text:p>
        </text:list-item>
        <text:list-item>
          <text:p text:style-name="P47">6 </text:p>
        </text:list-item>
        <text:list-item>
          <text:p text:style-name="P46">2 </text:p>
        </text:list-item>
      </text:list>
      <text:h text:style-name="Heading_20_2" text:outline-level="2">Bloc 5 — Parcours d’arbre</text:h>
      <text:list text:style-name="L24">
        <text:list-item>
          <text:p text:style-name="P49">oui </text:p>
        </text:list-item>
        <text:list-item>
          <text:p text:style-name="P49">A, B, D, E, C, F, G </text:p>
        </text:list-item>
        <text:list-item>
          <text:p text:style-name="P49">D, B, E, A, F, C, G </text:p>
        </text:list-item>
        <text:list-item>
          <text:p text:style-name="P48">D, E, B, F, G, C, A </text:p>
        </text:list-item>
      </text:list>
      <text:h text:style-name="Heading_20_2" text:outline-level="2">Mini-sujet type bac</text:h>
      <text:h text:style-name="Heading_20_3" text:outline-level="3">Partie 1 — Graphe</text:h>
      <text:list text:style-name="L25">
        <text:list-item>
          <text:p text:style-name="P51">B et C </text:p>
        </text:list-item>
        <text:list-item>
          <text:p text:style-name="P51">3 </text:p>
        </text:list-item>
        <text:list-item>
          <text:p text:style-name="P51">A → B → D </text:p>
        </text:list-item>
        <text:list-item>
          <text:p text:style-name="P51">oui </text:p>
        </text:list-item>
        <text:list-item>
          <text:p text:style-name="P50"/>
        </text:list-item>
      </text:list>
      <text:list text:style-name="L26">
        <text:list-item>
          <text:p text:style-name="P53">A : B, C </text:p>
        </text:list-item>
        <text:list-item>
          <text:p text:style-name="P53">B : A, C, D </text:p>
        </text:list-item>
        <text:list-item>
          <text:p text:style-name="P53">C : A, B, E </text:p>
        </text:list-item>
        <text:list-item>
          <text:p text:style-name="P53">D : B </text:p>
        </text:list-item>
        <text:list-item>
          <text:p text:style-name="P52">E : C </text:p>
        </text:list-item>
      </text:list>
      <text:list text:style-name="L27">
        <text:list-item>
          <text:p text:style-name="P54">A, B, C, D, E </text:p>
        </text:list-item>
      </text:list>
      <text:h text:style-name="Heading_20_3" text:outline-level="3">Partie 2 — Arbre</text:h>
      <text:list text:style-name="L28">
        <text:list-item>
          <text:p text:style-name="P56">M </text:p>
        </text:list-item>
        <text:list-item>
          <text:p text:style-name="P56">P, Q, S </text:p>
        </text:list-item>
        <text:list-item>
          <text:p text:style-name="P56">7 </text:p>
        </text:list-item>
        <text:list-item>
          <text:p text:style-name="P56">3 </text:p>
        </text:list-item>
        <text:list-item>
          <text:p text:style-name="P56">oui </text:p>
        </text:list-item>
        <text:list-item>
          <text:p text:style-name="P56"><text:soft-page-break/>M, N, P, O, Q, R, S </text:p>
        </text:list-item>
        <text:list-item>
          <text:p text:style-name="P55">P, N, Q, S, R, O, M </text:p>
        </text:list-item>
      </text:list>
      <text:h text:style-name="Heading_20_2" text:outline-level="2">Vrai ou faux</text:h>
      <text:p text:style-name="Text_20_body">a) <text:span text:style-name="Strong_20_Emphasis">Vrai</text:span><text:line-break/>b) <text:span text:style-name="Strong_20_Emphasis">Vrai</text:span><text:line-break/>c) <text:span text:style-name="Strong_20_Emphasis">Faux</text:span><text:line-break/>d) <text:span text:style-name="Strong_20_Emphasis">Vrai</text:span><text:line-break/>e) <text:span text:style-name="Strong_20_Emphasis">Vrai</text:span></text:p>
      <text:h text:style-name="Heading_20_2" text:outline-level="2">Bilan possible</text:h>
      <text:list text:style-name="L29">
        <text:list-item>
          <text:p text:style-name="P58">sommets, arêtes, voisins, degré </text:p>
        </text:list-item>
        <text:list-item>
          <text:p text:style-name="P58">racine, parent, enfant, feuille </text:p>
        </text:list-item>
        <text:list-item>
          <text:p text:style-name="P58">dire si deux sommets sont reliés </text:p>
        </text:list-item>
        <text:list-item>
          <text:p text:style-name="P58">explorer le graphe par couches </text:p>
        </text:list-item>
        <text:list-item>
          <text:p text:style-name="P58">le nombre total de nœuds </text:p>
        </text:list-item>
        <text:list-item>
          <text:p text:style-name="P57">la racine d’abord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Expliquer en une phrase la différence entre un graphe et un arbre.<text:line-break/>....................................................................<text:line-break/>....................................................................</text:p>
      <text:h text:style-name="Heading_20_2" text:outline-level="2">Exercice 2</text:h>
      <text:p text:style-name="Text_20_body">Expliquer en une phrase la différence entre un parcours en largeur et un parcours en profondeur.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Expliquer en une phrase la différence entre taille et hauteur d’un arbre.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5:00:15.241352453</meta:creation-date>
    <dc:date>2026-04-20T15:01:29.013440185</dc:date>
    <meta:editing-duration>PT1M14S</meta:editing-duration>
    <meta:editing-cycles>1</meta:editing-cycles>
    <meta:document-statistic meta:table-count="2" meta:image-count="0" meta:object-count="0" meta:page-count="9" meta:paragraph-count="271" meta:word-count="1265" meta:character-count="9902" meta:non-whitespace-character-count="8731"/>
    <meta:generator>LibreOffice/24.2.7.2$Linux_X86_64 LibreOffice_project/420$Build-2</meta:generator>
  </office:meta>
</office:document-meta>
</file>